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border="0in none #000000" fo:padding="0in" style:shadow="none" fo:margin-bottom="0in" style:page-number="1"/>
    </style:style>
    <style:style style:name="T5" style:parent-style-name="DefaultParagraphFont" style:family="text">
      <style:text-properties style:font-name="Calibri" style:font-name-asian="Calibri" style:font-name-complex="Calibri" fo:font-weight="bold" style:font-weight-asian="bold" fo:color="#333333"/>
    </style:style>
    <style:style style:name="T6" style:parent-style-name="DefaultParagraphFont" style:family="text">
      <style:text-properties style:font-name="Calibri" style:font-name-asian="Calibri" style:font-name-complex="Calibri" fo:font-weight="bold" style:font-weight-asian="bold" fo:color="#333333"/>
    </style:style>
    <style:style style:name="T7" style:parent-style-name="DefaultParagraphFont" style:family="text">
      <style:text-properties style:font-name="Calibri" style:font-name-asian="Calibri" style:font-name-complex="Calibri" fo:font-weight="bold" style:font-weight-asian="bold" fo:color="#333333"/>
    </style:style>
    <style:style style:name="P8" style:parent-style-name="Normal" style:family="paragraph">
      <style:paragraph-properties fo:border="0in none #000000" fo:padding="0in" style:shadow="none" fo:margin-top="0.0694in" fo:margin-bottom="0.0694in"/>
    </style:style>
    <style:style style:name="T9" style:parent-style-name="DefaultParagraphFont" style:family="text">
      <style:text-properties style:font-name="Calibri" style:font-name-asian="Calibri" style:font-name-complex="Calibri" fo:font-weight="bold" style:font-weight-asian="bold" fo:color="#333333"/>
    </style:style>
    <style:style style:name="T10" style:parent-style-name="DefaultParagraphFont" style:family="text">
      <style:text-properties style:font-name="Calibri" style:font-name-asian="Calibri" style:font-name-complex="Calibri" fo:font-weight="bold" style:font-weight-asian="bold" fo:color="#333333" style:text-position="super 66.6%"/>
    </style:style>
    <style:style style:name="T11" style:parent-style-name="DefaultParagraphFont" style:family="text">
      <style:text-properties style:font-name="Calibri" style:font-name-asian="Calibri" style:font-name-complex="Calibri" fo:font-weight="bold" style:font-weight-asian="bold" fo:color="#333333"/>
    </style:style>
    <style:style style:name="P12" style:parent-style-name="Normal" style:family="paragraph">
      <style:paragraph-properties fo:border="0in none #000000" fo:padding="0in" style:shadow="none" fo:margin-top="0.0694in" fo:margin-bottom="0.0694in"/>
    </style:style>
    <style:style style:name="T13" style:parent-style-name="DefaultParagraphFont" style:family="text">
      <style:text-properties style:font-name="Calibri" style:font-name-asian="Calibri" style:font-name-complex="Calibri" fo:font-style="italic" style:font-style-asian="italic" fo:font-size="11pt" style:font-size-asian="11pt" style:font-size-complex="11pt" fo:background-color="#FFFF00"/>
    </style:style>
    <style:style style:name="T14" style:parent-style-name="DefaultParagraphFont" style:family="text">
      <style:text-properties style:font-name="Times New Roman" style:font-name-asian="Times New Roman" style:font-name-complex="Times New Roman"/>
    </style:style>
    <style:style style:name="TableColumn16" style:family="table-column">
      <style:table-column-properties style:column-width="6.693in" style:use-optimal-column-width="false"/>
    </style:style>
    <style:style style:name="Table15" style:family="table">
      <style:table-properties style:width="6.693in" fo:margin-left="0in" table:align="left"/>
    </style:style>
    <style:style style:name="TableRow17" style:family="table-row">
      <style:table-row-properties style:min-row-height="1.0833in" style:use-optimal-row-height="false"/>
    </style:style>
    <style:style style:name="TableCell18" style:family="table-cell">
      <style:table-cell-properties fo:border="0.0416in solid #000000" style:writing-mode="lr-tb" style:vertical-align="middle" fo:padding-top="0.1in" fo:padding-left="0.1in" fo:padding-bottom="0.1in" fo:padding-right="0.1in"/>
    </style:style>
    <style:style style:name="P19" style:parent-style-name="Normal" style:family="paragraph">
      <style:paragraph-properties fo:margin-bottom="0in"/>
      <style:text-properties style:font-name="Calibri" style:font-name-asian="Calibri" style:font-name-complex="Calibri"/>
    </style:style>
    <style:style style:name="P2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1"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2"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3"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4"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5"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6" style:parent-style-name="Normal" style:family="paragraph">
      <style:paragraph-properties fo:margin-top="0.0694in" fo:margin-bottom="0.0694in" fo:line-height="105%"/>
    </style:style>
    <style:style style:name="T27" style:parent-style-name="DefaultParagraphFont" style:family="text">
      <style:text-properties style:font-name="Calibri" style:font-name-asian="Calibri" style:font-name-complex="Calibri" fo:font-style="italic" style:font-style-asian="italic" fo:font-size="11pt" style:font-size-asian="11pt" style:font-size-complex="11pt"/>
    </style:style>
  </office:automatic-styles>
  <office:body>
    <office:text text:use-soft-page-breaks="true">
      <text:p text:style-name="P1"><text:span text:style-name="T5">OR202</text:span><text:span text:style-name="T6">3</text:span><text:span text:style-name="T7"><text:s/>Presentation Submission </text:span></text:p>
      <text:p text:style-name="P8"><text:span text:style-name="T9">18</text:span><text:span text:style-name="T10">th</text:span><text:span text:style-name="T11"><text:s/>International Open Repositories Conference, 12-15 June 2023 Stellenbosch, South Africa</text:span></text:p>
      <text:p text:style-name="P12"><text:span text:style-name="T13">For authors: Follow the directions in italics and where appropriate replace with your own content.</text:span><text:span text:style-name="T14"><text:line-break/></text:span></text:p>
      <table:table table:style-name="Table15">
        <table:table-columns>
          <table:table-column table:style-name="TableColumn16"/>
        </table:table-columns>
        <table:table-row table:style-name="TableRow17">
          <table:table-cell table:style-name="TableCell18">
            <text:p text:style-name="P19">A reminder that the theme for<text:s/>OR2023<text:s/>is<text:s/>“Repositories Unlocked for Discovery and Interoperability”.<text:s/>The OR2023 conference will focus on the practices of the international repositories community to develop and implement the standards, frameworks, architectures, and methodologies for open repositories to serve as knowledge representation databases for the structured web of data.<text:s/>See the Call for Proposals for more detail on the themes. You will be asked to select a sub-theme at the time of submission.</text:p>
          </table:table-cell>
        </table:table-row>
      </table:table>
      <text:h text:style-name="Heading2" text:outline-level="2"><text:bookmark-start text:name="_heading=h.gojn4f22ejl4"/><text:bookmark-end text:name="_heading=h.gojn4f22ejl4"/>Title of Proposal</text:h>
      <text:p text:style-name="P20">Author 1 name,<text:s/>affiliation, email address; Author 2 name, affiliation, email address</text:p>
      <text:h text:style-name="Heading2" text:outline-level="2">Abstract</text:h>
      <text:p text:style-name="P21"><text:bookmark-start text:name="_heading=h.3znysh7"/><text:bookmark-end text:name="_heading=h.3znysh7"/>Summary of your proposal; maximum 200 words. The abstract should be a concise summary of the background, problem, approach and conclusions of the work described. You will copy and paste this into the submission system at the time of submission.<text:s/></text:p>
      <text:h text:style-name="Heading2" text:outline-level="2">Keywords</text:h>
      <text:p text:style-name="P22">List 3-4 key terms or phrases that describe the subject of the proposal.</text:p>
      <text:h text:style-name="Heading2" text:outline-level="2">Audience</text:h>
      <text:p text:style-name="P23">Tell us in a sentence or two who is the likely audience for this. Some examples might be repository managers, developers, data producers, librarians, etc.</text:p>
      <text:h text:style-name="Heading2" text:outline-level="2">Proposal (no longer than 3 pages)</text:h>
      <text:list text:style-name="LFO1" text:continue-numbering="true">
        <text:list-item>
          <text:p text:style-name="P24"><text:bookmark-start text:name="_heading=h.2s8eyo1"/><text:bookmark-end text:name="_heading=h.2s8eyo1"/>Tell us what you will cover in the presentation. Why will your topic be of interest to the intended audience? Include figures and images if they will help reviewers evaluate the proposal content.</text:p>
        </text:list-item>
        <text:list-item>
          <text:p text:style-name="P25">All proposals should be in English and approximately 2-3 pages in length - excessively long submissions place undue burden on the reviewers.</text:p>
        </text:list-item>
      </text:list>
      <text:h text:style-name="Heading2" text:outline-level="2">References (if applicable)</text:h>
      <text:p text:style-name="P26"><text:span text:style-name="T27">Use any clear unambiguous reference style you lik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Calibri" style:font-name-complex="Calibri"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Calibri" style:font-name-complex="Calibri" fo:font-weight="bold" style:font-weight-asian="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Calibri" style:font-name-complex="Calibri" fo:font-weight="bold" style:font-weight-asian="bold" fo:color="#4F81B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Calibri" style:font-name-complex="Calibri" fo:font-weight="bold" style:font-weight-asian="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Calibri" style:font-name-complex="Calibri" fo:font-style="italic" style:font-style-asian="italic" fo:color="#4F81B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Calibri" style:font-name-complex="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top="0.3333in" fo:margin-bottom="0.1666in"/>
      <style:text-properties style:font-name="Calibri" style:font-name-asian="Calibri" style:font-name-complex="Calibri" fo:font-weight="bold" style:font-weight-asian="bold" fo:color="#335B8A" fo:font-size="18pt" style:font-size-asian="18pt" style:font-size-complex="18pt" fo:hyphenate="false"/>
    </style:style>
    <style:style style:name="Subtitle" style:display-name="Subtitle" style:family="paragraph" style:parent-style-name="Normal" style:next-style-name="Normal">
      <style:paragraph-properties fo:keep-with-next="always" fo:keep-together="always" fo:text-align="center" fo:margin-top="0.1666in" fo:margin-bottom="0.1666in"/>
      <style:text-properties style:font-name="Calibri" style:font-name-asian="Calibri" style:font-name-complex="Calibri" fo:font-weight="bold" style:font-weight-asian="bold" fo:color="#335B8A"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Calibri" style:font-name-complex="Calibri" fo:font-size="10pt" style:font-size-asian="10pt" style:font-size-complex="10pt"/>
    </style:style>
    <style:style style:name="P4" style:parent-style-name="Normal" style:family="paragraph">
      <style:paragraph-properties fo:margin-bottom="0.5in">
        <style:tab-stops>
          <style:tab-stop style:type="center" style:position="3.134in"/>
          <style:tab-stop style:type="right" style:position="6.268in"/>
        </style:tab-stops>
      </style:paragraph-properties>
    </style:style>
  </office:automatic-styles>
  <office:master-styles>
    <style:master-page style:name="MP0" style:page-layout-name="PL0">
      <style:footer>
        <text:p text:style-name="P2"><text:span text:style-name="T3"><text:page-number text:fixed="false">1</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lva, Jyrki T</meta:initial-creator>
    <dc:creator>Holt, Ilkay</dc:creator>
    <meta:creation-date>2022-11-09T16:28:00Z</meta:creation-date>
    <dc:date>2022-11-09T16:28:00Z</dc:date>
    <meta:template xlink:href="Normal" xlink:type="simple"/>
    <meta:editing-cycles>2</meta:editing-cycles>
    <meta:editing-duration>PT0S</meta:editing-duration>
    <meta:document-statistic meta:page-count="1" meta:paragraph-count="3" meta:word-count="266" meta:character-count="1781" meta:row-count="12" meta:non-whitespace-character-count="1518"/>
  </office:meta>
</office:document-meta>
</file>